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7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19-12-31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Airdrop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16" table:number-rows-spanned="1">
            <text:p>Crypto Airdrop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79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296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 table:style-name="ce30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315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4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Hard Fork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69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acquir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2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Min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Staking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3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STAKING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Wage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12.813430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